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Arial, Helvetica, sans-serif"/>
    <style:font-face style:name="webkit-standard" svg:font-family="webkit-standard"/>
  </office:font-face-decls>
  <office:automatic-styles>
    <style:style style:name="P1" style:family="paragraph" style:parent-style-name="Standard">
      <style:paragraph-properties fo:line-height="200%" fo:text-align="start" style:justify-single-word="false"/>
      <style:text-properties officeooo:paragraph-rsid="0009ca02"/>
    </style:style>
    <style:style style:name="P2" style:family="paragraph" style:parent-style-name="Standard">
      <style:paragraph-properties fo:line-height="200%" fo:text-align="end" style:justify-single-word="false"/>
      <style:text-properties style:font-name="Liberation Serif" officeooo:rsid="0009ca02" officeooo:paragraph-rsid="0009ca02"/>
    </style:style>
    <style:style style:name="P3" style:family="paragraph" style:parent-style-name="Standard">
      <style:paragraph-properties fo:line-height="200%" fo:text-align="center" style:justify-single-word="false"/>
      <style:text-properties style:font-name="Liberation Serif" officeooo:rsid="0009ca02" officeooo:paragraph-rsid="0009ca02"/>
    </style:style>
    <style:style style:name="P4" style:family="paragraph" style:parent-style-name="Standard">
      <style:paragraph-properties fo:line-height="200%" fo:text-align="start" style:justify-single-word="false"/>
      <style:text-properties style:font-name="Liberation Serif" officeooo:paragraph-rsid="0009ca02"/>
    </style:style>
    <style:style style:name="P5" style:family="paragraph" style:parent-style-name="Standard">
      <style:paragraph-properties fo:line-height="200%" fo:text-align="end" style:justify-single-word="false"/>
      <style:text-properties style:font-name="Liberation Serif" officeooo:rsid="0010cde1" officeooo:paragraph-rsid="0010cde1"/>
    </style:style>
    <style:style style:name="P6" style:family="paragraph" style:parent-style-name="Text_20_body">
      <style:paragraph-properties fo:margin-left="0in" fo:margin-right="0in" fo:line-height="200%" fo:text-indent="0in" style:auto-text-indent="false"/>
      <style:text-properties fo:font-variant="normal" fo:text-transform="none" fo:color="#000000" loext:opacity="100%" style:font-name="Liberation Serif" fo:letter-spacing="normal" fo:font-style="normal" fo:font-weight="normal"/>
    </style:style>
    <style:style style:name="P7" style:family="paragraph" style:parent-style-name="Text_20_body">
      <style:paragraph-properties fo:margin-left="0in" fo:margin-right="0in" fo:line-height="200%" fo:text-indent="0in" style:auto-text-indent="false"/>
    </style:style>
    <style:style style:name="T1" style:family="text">
      <style:text-properties officeooo:rsid="0009ca02"/>
    </style:style>
    <style:style style:name="T2" style:family="text">
      <style:text-properties officeooo:rsid="000b09dd"/>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style:font-name="FreeSans" fo:letter-spacing="normal" fo:font-style="normal" fo:font-weight="normal"/>
    </style:style>
    <style:style style:name="T5" style:family="text">
      <style:text-properties fo:font-variant="normal" fo:text-transform="none" fo:color="#000000" loext:opacity="100%" style:font-name="Liberation Serif" fo:letter-spacing="normal" fo:font-style="normal" fo:font-weight="normal"/>
    </style:style>
    <style:style style:name="T6" style:family="text">
      <style:text-properties fo:font-variant="normal" fo:text-transform="none" fo:color="#000000" loext:opacity="100%" style:font-name="Liberation Serif" fo:letter-spacing="normal" fo:font-style="normal" fo:font-weight="normal" officeooo:rsid="001022c5"/>
    </style:style>
    <style:style style:name="T7" style:family="text">
      <style:text-properties fo:font-variant="normal" fo:text-transform="none" fo:color="#000000" loext:opacity="100%" style:font-name="Liberation Serif" fo:letter-spacing="normal" fo:font-style="normal" fo:font-weight="normal" fo:background-color="transparent" loext:char-shading-value="0"/>
    </style:style>
    <style:style style:name="T8" style:family="text">
      <style:text-properties fo:font-variant="normal" fo:text-transform="none" fo:color="#000000" loext:opacity="100%" style:font-name="Liberation Serif" fo:letter-spacing="normal" fo:font-style="normal" fo:font-weight="normal" fo:background-color="transparent" loext:char-shading-value="0"/>
    </style:style>
    <style:style style:name="T9" style:family="text">
      <style:text-properties officeooo:rsid="001022c5"/>
    </style:style>
    <style:style style:name="T10" style:family="text">
      <style:text-properties style:text-position="super 58%" officeooo:rsid="0010cde1"/>
    </style:style>
    <style:style style:name="T11" style:family="text">
      <style:text-properties officeooo:rsid="0010cde1"/>
    </style:style>
    <style:style style:name="T12" style:family="text">
      <style:text-properties officeooo:rsid="001271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Jonathon Delemos <text:span text:style-name="T11">(J</text:span><text:span text:style-name="T12">aw</text:span><text:span text:style-name="T11">-nah-thin dee-Lee-mos)</text:span> </text:p>
      <text:p text:style-name="P5">Ethnic Studies 100-03</text:p>
      <text:p text:style-name="P2"><text:span text:style-name="T11">Sep 8</text:span><text:span text:style-name="T10">th</text:span><text:span text:style-name="T11">, </text:span>2024</text:p>
      <text:p text:style-name="P3"><text:span text:style-name="T2">Brief </text:span>Autobiography</text:p>
      <text:p text:style-name="P4"><text:span text:style-name="T1"><text:tab/></text:span><text:span text:style-name="T3">Shortcuts are everywhere, and regardless of age, it's easy to take them. Avoiding homework, chores, or work is simple, and I know this from personal experience. I began my education at Chico State in 2011, and I’ll leave it to the reader’s imagination to determine how that turned out. Fast forward to 2024, and I am currently working as a director at Mathnasium in El Dorado Hills. Not a day goes by without reflecting on my journey. My name is Jonathon Delemos, and I am a senior computer science student at Sac State. In this paper, I will discuss my ethnicity, cultural background, and why I’m taking this class.</text:span></text:p>
      <text:p text:style-name="P6"><text:tab/>My father has done <text:span text:style-name="T9">quite a bit of</text:span> research to determine our family’s ethnicity. He <text:span text:style-name="T9">has </text:span>scoured the internet for documents, gathered evidence, and followed a paper trail. His investigations led him all the way to Washington D.C., to the Library of Congress, where he <text:span text:style-name="T9">located </text:span>documents bearing the Delemos name. Our last name is Delemos, but in older documents, it was written as De Lemos, which <text:span text:style-name="T9">he traced </text:span>back to early 19th-century New York. The name De Lemos is also a city in Spain; you can find it by searching for “Monforte De Lemos.” After reaching a dead end with traceable documents, he delved deeper into our family’s history and took an ancestry test. Surprisingly, he discovered that we are of Scandinavian descent, which I found to be a surprising contradiction. My mother's heritage is less clear. I’m not sure she explored it deeply or cares to do so, but she appears to be Caucasian. What I do know is that she was born in Louisiana and is a direct descendant of a Native American tribe. Because this information was not particularly important to her, it has not been explored to the same depth as my father’s heritage.</text:p>
      <text:p text:style-name="P7"><text:span text:style-name="T5"><text:tab/>During my childhood, my father worked as a groundwater engineer for my grandfather, and my mother worked as a nurse. At that time, my father was also serving in the United States Air Force Reserve. Despite their hard work, our family was not economically stable. For example, when </text:span><text:soft-page-break/><text:span text:style-name="T5">my parents were on </text:span><text:span text:style-name="T6">a work trip</text:span><text:span text:style-name="T5">, it began to rain. Their clothes were getting wet, and my mother suggested buying an umbrella. Standing in the rain with their clothes soaked, my father said, “We have an umbrella at home.” This illustrates how tight money was; they were over a thousand miles from home, and my father refused to purchase an umbrella. If you ask them about our childhood, they might describe it as being simil</text:span><text:span text:style-name="T8">ar to </text:span><text:span text:style-name="Emphasis"><text:span text:style-name="T8">M</text:span></text:span><text:span text:style-name="Emphasis"><text:span text:style-name="T5">alcolm in the Middle</text:span></text:span><text:span text:style-name="T5">—full of chaos and tough love, but it all worked out. My brother and I studied hard and excelled in school.</text:span></text:p>
      <text:p text:style-name="P6"><text:tab/>My cultural background is predominantly Caucasian. My early childhood was filled with sports, after-school programs, and family gatherings. I was born in Carmichael, Sacramento. As a child, I played soccer, baseball, basketball, golf, and tennis. Later, I represented my high school on the basketball, football, baseball, and soccer teams. As an adult, I’ve held various jobs, including data structures tutor, programming consultant, line cook, file clerk, and director. My past employers include Mathnasium, CSUS, Sutter Street Steakhouse, Granite Bay Golf Club, Papa Murphy’s, and DBBWC Law Firm, all located in Sacramento. Currently, I work at Mathnasium, where I have progressed from instructor to director. My future goal is to create a machine learning consulting firm. As a preliminary step, two other students and I are in the process of starting a general programming consulting firm, with plans to later focus on machine learning integration.</text:p>
      <text:p text:style-name="P6"><text:tab/>The primary reason I am enrolled in this course is to gain a better understanding of ethnic studies. This class appealed to me because America has a rich history of cultural issues and dissenting viewpoints. Events such as the Civil Rights Movement demonstrate the progress we must continue to make to overcome racial biases. When I think about ethnic studies, I often consider figures like Martin Luther King Jr., the San Francisco internment camps, and the Battle of Gettysburg—moments when races have fought both with and against each other for rights and recognition. Race is a deeply embedded part of American society, propagated by the media, government, and communities. Redlining, segregation, and slavery are historical realities enshrined in U.S. law that have perpetuated racial divisions. My goal is to gain a deeper understanding of the history of non-Caucasian cultures in the United States and how that history has shaped their <text:soft-page-break/>identities. Additionally, this class satisfies a writing-intensive requirement, which is vital for staying on track to graduate in two years and move on to my master’s program. I am currently on track to graduate in the spring.</text:p>
      <text:p text:style-name="P6"><text:tab/>My history, shaped by my ethnicity and personal experiences, has made me who I am today. However, this is only a partial view of my history. Over time, I have also developed my own set of beliefs and principles that guide me through life. I don’t believe history is static, just as perspectives are not static. <text:span text:style-name="T9">I think we can choose to shape the way we view our own </text:span>history. It’s not enough to merely remember our past; we must also learn from it.</text:p>
      <text:p text:style-name="P1"><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Arial, Helvetica, sans-serif"/>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1:19:07.707245865</meta:creation-date>
    <dc:date>2024-08-31T13:58:07.677442335</dc:date>
    <meta:editing-duration>P3DT2H38M56S</meta:editing-duration>
    <meta:editing-cycles>8</meta:editing-cycles>
    <meta:generator>LibreOffice/7.6.7.2$Linux_X86_64 LibreOffice_project/60$Build-2</meta:generator>
    <meta:document-statistic meta:table-count="0" meta:image-count="0" meta:object-count="0" meta:page-count="3" meta:paragraph-count="10" meta:word-count="886" meta:character-count="5260" meta:non-whitespace-character-count="4377"/>
  </office:meta>
</office:document-meta>
</file>